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text-properties officeooo:rsid="0014fad3" officeooo:paragraph-rsid="0014fad3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indent="0in" style:auto-text-indent="false" style:writing-mode="lr-tb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cd9ca"/>
    </style:style>
    <style:style style:name="T1" style:family="text">
      <style:text-properties officeooo:rsid="001702c5"/>
    </style:style>
    <style:style style:name="T2" style:family="text">
      <style:text-properties officeooo:rsid="0017d54e"/>
    </style:style>
    <style:style style:name="T3" style:family="text">
      <style:text-properties officeooo:rsid="001af8b6"/>
    </style:style>
    <style:style style:name="T4" style:family="text">
      <style:text-properties officeooo:rsid="001cd9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w - it’s time to live</text:h>
      <text:p text:style-name="Text_20_body"/>
      <text:p text:style-name="Text_20_body">https://www.ted.com/talks/jill_bolte_taylor_my_stroke_of_insight</text:p>
      <text:p text:style-name="Text_20_body"/>
      <text:p text:style-name="Text_20_body"/>
      <text:p text:style-name="P1">Once I woke up from coma </text:p>
      <text:p text:style-name="P1"/>
      <text:p text:style-name="P2">And in that moment, I knew that I was no longer the choreographer of my life. </text:p>
      <text:p text:style-name="P4">And either the doctors rescue my body and give me a second chance at life, </text:p>
      <text:p text:style-name="P4">or this was perhaps my moment of transition.</text:p>
      <text:p text:style-name="P1"/>
      <text:p text:style-name="P2">When I woke, <text:span text:style-name="T3">it already was an</text:span> afternoon, </text:p>
      <text:p text:style-name="P4">I was <text:span text:style-name="T3">enormously surprised</text:span> to discover that I was still alive. </text:p>
      <text:p text:style-name="P4">When I felt my spirit surrender, I said goodbye to my life. </text:p>
      <text:p text:style-name="P4">And my mind was now suspended </text:p>
      <text:p text:style-name="P4">between two very opposite planes of reality. </text:p>
      <text:p text:style-name="P4">Stimulation coming in through my sensory systems </text:p>
      <text:p text:style-name="P4">felt like pure pain. </text:p>
      <text:p text:style-name="P4">Light burned my brain like wildfire, </text:p>
      <text:p text:style-name="P4">and sounds were so loud and chaotic </text:p>
      <text:p text:style-name="P4">that I could not pick a voice out from the background noise, </text:p>
      <text:p text:style-name="P4">and I just wanted to escape. </text:p>
      <text:p text:style-name="P4">Because I could not identify the position of my body in space, </text:p>
      <text:p text:style-name="P4">I felt enormous and expansive, </text:p>
      <text:p text:style-name="P4">like a genie just liberated from her bottle. </text:p>
      <text:p text:style-name="P4">And my spirit soared free, </text:p>
      <text:p text:style-name="P4">like a great whale gliding through the sea of silent euphoria. </text:p>
      <text:p text:style-name="P4">Nirvana. </text:p>
      <text:p text:style-name="P4">I found Nirvana, <text:span text:style-name="T3">again.</text:span> </text:p>
      <text:p text:style-name="P4">And I remember thinking, </text:p>
      <text:p text:style-name="P4">there's no way I would ever be able to squeeze the enormousness of myself </text:p>
      <text:p text:style-name="P4">back inside this tiny little body.</text:p>
      <text:p text:style-name="P1"/>
      <text:p text:style-name="P2">But then I realized, "But I'm still alive! </text:p>
      <text:p text:style-name="P4">I'm still alive, and I <text:span text:style-name="T3">experienced</text:span> Nirvana, <text:span text:style-name="T3">again</text:span>. </text:p>
      <text:p text:style-name="P4">And if I <text:span text:style-name="T3">could experience</text:span> Nirvana <text:span text:style-name="T3">again, while being</text:span> alive, </text:p>
      <text:p text:style-name="P4">then everyone who is alive can <text:span text:style-name="T3">experience it, too</text:span>" </text:p>
      <text:p text:style-name="P4">And I pictured a world </text:p>
      <text:p text:style-name="P4">filled with beautiful, peaceful, compassionate, loving people </text:p>
      <text:p text:style-name="P4">who knew that they could come to this space at any time. </text:p>
      <text:p text:style-name="P4">And that they could purposely choose </text:p>
      <text:p text:style-name="P4">to step to the right hemisphere – <text:span text:style-name="T4">by doing yoga and meditations -</text:span></text:p>
      <text:p text:style-name="P4">and find this peace. </text:p>
      <text:p text:style-name="P4">And then I realized </text:p>
      <text:p text:style-name="P4">what a tremendous gift this experience could be, </text:p>
      <text:p text:style-name="P4"><text:soft-page-break/>what a stroke of insight this could be to how we live our lives. </text:p>
      <text:p text:style-name="P4">And it motivated me to recover <text:span text:style-name="T4">and to come back.</text:span></text:p>
      <text:p text:style-name="P1"/>
      <text:p text:style-name="P2">So who are we? </text:p>
      <text:p text:style-name="P4">We are the life-force power of the universe, </text:p>
      <text:p text:style-name="P4">with manual dexterity and two cognitive minds. </text:p>
      <text:p text:style-name="P4">And we have the power to choose, moment by moment, </text:p>
      <text:p text:style-name="P4">who and how we want to be in the world. </text:p>
      <text:p text:style-name="P4">Right here, right now, </text:p>
      <text:p text:style-name="P4">I can step into the consciousness of my right hemisphere, where we are. </text:p>
      <text:p text:style-name="P4">I am the life-force power of the universe. </text:p>
      <text:p text:style-name="P4">I am the life-force power </text:p>
      <text:p text:style-name="P4">of the 50 trillion beautiful molecular geniuses that make up my form, </text:p>
      <text:p text:style-name="P4">at one with all that is. </text:p>
      <text:p text:style-name="P4">Or, I can choose to step into the consciousness of my left hemisphere, </text:p>
      <text:p text:style-name="P4">where I become a single individual, a solid. </text:p>
      <text:p text:style-name="P4">Separate from the flow, separate from you. </text:p>
      <text:p text:style-name="P4">I am <text:span text:style-name="T2">Veronika</text:span></text:p>
      <text:p text:style-name="P4">intellectual, <text:span text:style-name="T2">journal</text:span>ist, <text:span text:style-name="T2">TV presenter and story-teller, caring mother to my children and loving wife to my husband and daughter to my parents.</text:span></text:p>
      <text:p text:style-name="P4">These are the "we" inside of me. </text:p>
      <text:p text:style-name="P4">Which would you choose? </text:p>
      <text:p text:style-name="P4">Which do you choose? </text:p>
      <text:p text:style-name="P4">And when? </text:p>
      <text:p text:style-name="P4">I believe that the more time we spend </text:p>
      <text:p text:style-name="P4">choosing to run the deep inner-peace circuitry </text:p>
      <text:p text:style-name="P4">of our right hemispheres, </text:p>
      <text:p text:style-name="P4">the more peace we will project into the world, </text:p>
      <text:p text:style-name="P4">and the more peaceful our planet will be. </text:p>
      <text:p text:style-name="P4">And I thought that was an idea<text:span text:style-name="T1">l time to live the life I was given, again. </text:span></text:p>
      <text:p text:style-name="P4"/>
      <text:p text:style-name="P6">Recovery</text:p>
      <text:p text:style-name="P6"/>
      <text:p text:style-name="P6">Death of Dr. Igor</text:p>
      <text:p text:style-name="P6"/>
      <text:p text:style-name="P6">How long do I still have?</text:p>
      <text:p text:style-name="P6"/>
      <text:p text:style-name="P6">A journey to get into Gaza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6-01-04T22:01:03.245733994</dc:date>
    <meta:editing-duration>PT26M4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71" meta:word-count="551" meta:character-count="3040" meta:non-whitespace-character-count="2500"/>
  </office:meta>
</office:document-meta>
</file>